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ai Heritage Pro" svg:font-family="'Tai Heritage Pro'" style:font-pitch="variable"/>
    <style:font-face style:name="Tai Heritage Pro:lcoa=1" svg:font-family="'Tai Heritage Pro:lcoa=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8720" officeooo:paragraph-rsid="00068720"/>
    </style:style>
    <style:style style:name="P2" style:family="paragraph" style:parent-style-name="Standard" style:list-style-name="L1">
      <style:text-properties officeooo:rsid="00068720" officeooo:paragraph-rsid="00068720"/>
    </style:style>
    <style:style style:name="P3" style:family="paragraph" style:parent-style-name="Standard" style:list-style-name="L2">
      <style:text-properties officeooo:rsid="00068720" officeooo:paragraph-rsid="00068720"/>
    </style:style>
    <style:style style:name="P4" style:family="paragraph" style:parent-style-name="Standard" style:list-style-name="L1">
      <style:text-properties style:font-name="Tai Heritage Pro" officeooo:rsid="00068720" officeooo:paragraph-rsid="00068720" style:font-name-complex="Tai Heritage Pro"/>
    </style:style>
    <style:style style:name="T1" style:family="text">
      <style:text-properties style:font-name="Tai Heritage Pro" style:font-name-complex="Tai Heritage Pro"/>
    </style:style>
    <style:style style:name="T2" style:family="text">
      <style:text-properties style:font-name="Tai Heritage Pro:lcoa=1" style:font-name-complex="Tai Heritage Pro:lcoa=1"/>
    </style:style>
    <style:style style:name="T3" style:family="text">
      <style:text-properties style:font-name="Times New Roman" style:font-name-complex="Tai Heritage Pro:lcoa=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o different styles are used for the Tai Viet Letter Low Co:</text:p>
      <text:list xml:id="list3627220726" text:style-name="L1">
        <text:list-item>
          <text:p text:style-name="P4">the unrotated version – ꪊ</text:p>
        </text:list-item>
        <text:list-item>
          <text:p text:style-name="P2"><text:span text:style-name="T1">t</text:span><text:span text:style-name="T2">he rotated version – ꪊ </text:span></text:p>
        </text:list-item>
      </text:list>
      <text:p text:style-name="P1"><text:span text:style-name="T3">Early versions of the Tai Heritage font used the rotated version. However, in a 2009 email discussion with members of the SIL Tai Dam language project, we concluded:</text:span></text:p>
      <text:list xml:id="list2940651617" text:style-name="L2">
        <text:list-item>
          <text:p text:style-name="P3"><text:span text:style-name="T3">The Tai Dam community in the U.S. is divided on which form to use, but at least one key contact objected to the rotated form.</text:span></text:p>
        </text:list-item>
        <text:list-item>
          <text:p text:style-name="P3"><text:span text:style-name="T3">Our contacts with the Tai Dam community in Vietnam mostly used the unrotated form.</text:span></text:p>
        </text:list-item>
      </text:list>
      <text:p text:style-name="P1"><text:span text:style-name="T3">As a result of that discussion, we decided to make the unrotated form the default glyph for U+AA8A. The rotated form is still availabe for use through the Low Co Alternate (lcoa) feature.</text:span></text:p>
      <text:p text:style-name="P1"><text:span text:style-name="T3"/></text:p>
      <text:p text:style-name="P1"><text:span text:style-name="T3">Jim Brase</text:span></text:p>
      <text:p text:style-name="P1"><text:span text:style-name="T3">Script Engineer</text:span></text:p>
      <text:p text:style-name="P1"><text:span text:style-name="T3">SIL International</text:span></text:p>
      <text:p text:style-name="P1"><text:span text:style-name="T3">May 30,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ai Heritage Pro" svg:font-family="'Tai Heritage Pro'" style:font-pitch="variable"/>
    <style:font-face style:name="Tai Heritage Pro:lcoa=1" svg:font-family="'Tai Heritage Pro:lcoa=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9S</meta:editing-duration>
    <meta:editing-cycles>3</meta:editing-cycles>
    <meta:generator>LibreOffice/5.3.3.2$Windows_X86_64 LibreOffice_project/3d9a8b4b4e538a85e0782bd6c2d430bafe583448</meta:generator>
    <dc:date>2017-05-30T09:20:53.148000000</dc:date>
    <meta:document-statistic meta:table-count="0" meta:image-count="0" meta:object-count="0" meta:page-count="1" meta:paragraph-count="11" meta:word-count="133" meta:character-count="728" meta:non-whitespace-character-count="607"/>
    <meta:user-defined meta:name="Info 1"/>
    <meta:user-defined meta:name="Info 2"/>
    <meta:user-defined meta:name="Info 3"/>
    <meta:user-defined meta:name="Info 4"/>
  </office:meta>
</office:document-meta>
</file>